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left="1.249cm" fo:margin-right="0cm" fo:text-indent="0cm" style:auto-text-indent="false"/>
      <style:text-properties style:font-name="Courier New1" fo:language="ru" fo:country="RU" style:font-name-complex="Courier New1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text-properties fo:language="ru" fo:country="RU" style:language-asian="ru" style:country-asian="RU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Код">
      <style:text-properties style:font-name="Courier New1" fo:font-size="12pt" style:font-size-asian="12pt" style:font-name-complex="Courier New1" style:font-size-complex="12pt"/>
    </style:style>
    <style:style style:name="P10" style:family="paragraph" style:parent-style-name="Код">
      <style:text-properties fo:language="en" fo:country="US"/>
    </style:style>
    <style:style style:name="P11" style:family="paragraph" style:parent-style-name="Код">
      <style:text-properties officeooo:paragraph-rsid="000dcd93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Лабораторная работа 18</text:span></text:h>
      <text:h text:style-name="Heading_20_4" text:outline-level="4"><text:span text:style-name="T2">18.1</text:span><text:span text:style-name="T4"> [#</text:span><text:span text:style-name="T2">2</text:span><text:span text:style-name="T4">0]</text:span></text:h>
      <text:p text:style-name="P5"><text:span text:style-name="T4">Разработайте модуль </text:span><text:span text:style-name="T2">Date1, </text:span><text:span text:style-name="T4">который содержит описания типа </text:span><text:span text:style-name="T2">Month </text:span><text:span text:style-name="T4">и процедуры ввода-вывода для этого типа. Разработайте программу </text:span><text:span text:style-name="T2">SortMonth, </text:span><text:span text:style-name="T4">используя модуль </text:span><text:span text:style-name="T2">Date1, </text:span><text:span text:style-name="T4">которая сравнивает введенные значения месяцев.</text:span></text:p>
      <text:p text:style-name="P7">Пример:</text:p>
      <text:p text:style-name="Код">INPUT: <text:tab/>APRJUL</text:p>
      <text:p text:style-name="Код">OUTPUT:<text:tab/>Apr предшествует Jul</text:p>
      <text:p text:style-name="Код"/>
      <text:p text:style-name="Код">INPUT: <text:tab/>AprJul</text:p>
      <text:p text:style-name="Код">OUTPUT:<text:tab/>Входные данные записаны неверно</text:p>
      <text:p text:style-name="Код"/>
      <text:p text:style-name="Код">INPUT: <text:tab/>JULAPR</text:p>
      <text:p text:style-name="Код">OUTPUT:<text:tab/>Jul следует за Apr</text:p>
      <text:p text:style-name="Код"/>
      <text:p text:style-name="Код">INPUT: <text:tab/>DECDEC</text:p>
      <text:p text:style-name="Код">OUTPUT:<text:tab/>Оба месяца DEC</text:p>
      <text:p text:style-name="Код"/>
      <text:h text:style-name="Heading_20_4" text:outline-level="4"><text:span text:style-name="T1">18.2</text:span> [#<text:span text:style-name="T3">2</text:span>0]</text:h>
      <text:p text:style-name="P5">Соберите программу <text:span text:style-name="T1">SarahRever c </text:span>использованием переменных типа <text:span text:style-name="T1">BOOLEAN </text:span>из приведенных ниже разделов проекта.</text:p>
      <text:p text:style-name="P8"/>
      <text:p text:style-name="P6">Разделы проекта для модуля <text:span text:style-name="T1">Date1</text:span></text:p>
      <text:p text:style-name="Код">TYPE</text:p>
      <text:p text:style-name="Код"><text:s text:c="2"/>Month = (NoMonth, Jan, Feb, Mar, Apr, May, Jun,</text:p>
      <text:p text:style-name="Код"><text:s text:c="11"/>Jul, Aug, Sep, Oct, Nov, Dec);</text:p>
      <text:p text:style-name="Код"/>
      <text:p text:style-name="Код">PROCEDURE ReadMonth(VAR FIn: TEXT; VAR Mo: Month)</text:p>
      <text:p text:style-name="Код"><text:s text:c="2"/>{Fin.3 = R и length(Fin.2) &gt;= 3 -&gt; </text:p>
      <text:p text:style-name="Код"><text:s text:c="3"/>читать три символа из Fin.2, затем присвоить Mo </text:p>
      <text:p text:style-name="Код"><text:s text:c="3"/>соответствующее значение типа Month, если это возможно, </text:p>
      <text:p text:style-name="Код"><text:s text:c="3"/>иначе присвоить Mo значение NoMonth}</text:p>
      <text:p text:style-name="Код">VAR</text:p>
      <text:p text:style-name="Код"><text:s text:c="2"/>Ch1, Ch2, Ch3: CHAR;</text:p>
      <text:p text:style-name="Код">BEGIN{ReadMonth}</text:p>
      <text:p text:style-name="Код"><text:s text:c="2"/>READ(FIn, Ch1, Ch2, Ch3);</text:p>
      <text:p text:style-name="Код"><text:s text:c="2"/>IF (Ch1 = 'J') AND (Ch2 = 'A') AND (Ch3 = 'N') THEN Mo:=JAN ELSE</text:p>
      <text:p text:style-name="Код"><text:s text:c="2"/>IF (Ch1 = 'F') AND (Ch2 = 'E') AND (Ch3 = 'B') THEN Mo:=FEB ELSE</text:p>
      <text:p text:style-name="Код"><text:s text:c="2"/>IF (Ch1 = 'M') AND (Ch2 = 'A') AND (Ch3 = 'R') THEN Mo:=MAR ELSE</text:p>
      <text:p text:style-name="Код"><text:s text:c="2"/>IF (Ch1 = 'A') AND (Ch2 = 'P') AND (Ch3 = 'R') THEN Mo:=APR ELSE</text:p>
      <text:p text:style-name="Код"><text:s text:c="2"/>IF (Ch1 = 'M') AND (Ch2 = 'A') AND (Ch3 = 'Y') THEN Mo:=MAY ELSE</text:p>
      <text:p text:style-name="Код"><text:s text:c="2"/>IF (Ch1 = 'J') AND (Ch2 = 'U') AND (Ch3 = 'N') THEN Mo:=JUN ELSE</text:p>
      <text:p text:style-name="P11"><text:s text:c="2"/>IF (Ch1 = 'J') AND (Ch2 = 'U') AND (Ch3 = 'L') THEN Mo:=JUL ELSE</text:p>
      <text:p text:style-name="P11"><text:s text:c="2"/>IF (Ch1 = 'A') AND (Ch2 = 'U') AND (Ch3 = 'G') THEN Mo:=AUG ELSE</text:p>
      <text:p text:style-name="Код"><text:s text:c="2"/>IF (Ch1 = 'S') AND (Ch2 = 'E') AND (Ch3 = 'P') THEN Mo:=SEP ELSE</text:p>
      <text:p text:style-name="Код"><text:s text:c="2"/>IF (Ch1 = 'O') AND (Ch2 = 'C') AND (Ch3 = 'T') THEN Mo:=OCT ELSE</text:p>
      <text:p text:style-name="Код"><text:soft-page-break/><text:s text:c="2"/>IF (Ch1 = 'N') AND (Ch2 = 'O') AND (Ch3 = 'V') THEN Mo:=NOV ELSE</text:p>
      <text:p text:style-name="Код"><text:s text:c="2"/>IF (Ch1 = 'D') AND (Ch2 = 'E') AND (Ch3 = 'C') THEN Mo:=DEC</text:p>
      <text:p text:style-name="Код"><text:s text:c="5"/>ELSE Mo := NoMonth</text:p>
      <text:p text:style-name="Код">END; <text:s/>{ReadMonth}</text:p>
      <text:p text:style-name="Код"/>
      <text:p text:style-name="Код"/>
      <text:p text:style-name="Код">PROCEDURE WriteMonth(VAR FOut: TEXT; VAR Mo: Month);</text:p>
      <text:p text:style-name="Код"><text:s text:c="2"/>{Fin.3 = Ц и Mo &lt;&gt; NoMonth -&gt; </text:p>
      <text:p text:style-name="Код"><text:s text:c="3"/>вывести три символа соответствующие значению Mo, в Fout.1}</text:p>
      <text:p text:style-name="Код">VAR</text:p>
      <text:p text:style-name="Код"><text:s text:c="2"/>Ch1, Ch2, Ch3 : CHAR;</text:p>
      <text:p text:style-name="Код">BEGIN {WriteMonth}</text:p>
      <text:p text:style-name="Код"><text:s text:c="2"/>IF Mo = JAN THEN WRITE('Jan') ELSE</text:p>
      <text:p text:style-name="Код"><text:s text:c="2"/>IF Mo = FEB THEN WRITE('Feb') ELSE</text:p>
      <text:p text:style-name="Код"><text:s text:c="2"/>IF Mo = MAR THEN WRITE('Mar') ELSE</text:p>
      <text:p text:style-name="Код"><text:s text:c="2"/>IF Mo = APR THEN WRITE('Apr') ELSE</text:p>
      <text:p text:style-name="Код"><text:s text:c="2"/>IF Mo = MAY THEN WRITE('May') ELSE</text:p>
      <text:p text:style-name="Код"><text:s text:c="2"/>IF Mo = JUN THEN WRITE('Jun') ELSE</text:p>
      <text:p text:style-name="Код"><text:s text:c="2"/>IF Mo = JUL THEN WRITE('Jul') ELSE</text:p>
      <text:p text:style-name="Код"><text:s text:c="2"/>IF Mo = AUG THEN WRITE('Aug') ELSE</text:p>
      <text:p text:style-name="Код"><text:s text:c="2"/>IF Mo = SEP THEN WRITE('Sep') ELSE</text:p>
      <text:p text:style-name="Код"><text:s text:c="2"/>IF Mo = OCT THEN WRITE('Oct') ELSE</text:p>
      <text:p text:style-name="Код"><text:s text:c="2"/>IF Mo = NOV THEN WRITE('Nov') ELSE</text:p>
      <text:p text:style-name="Код"><text:s text:c="2"/>IF Mo = DEC THEN WRITE('Dec')</text:p>
      <text:p text:style-name="Код">END; <text:s/>{WriteMonth}</text:p>
      <text:p text:style-name="P4"/>
      <text:p text:style-name="P2"><text:span text:style-name="T3">Разделы проекта для </text:span><text:span text:style-name="T1">SarahRever </text:span><text:span text:style-name="T3">с переменными типа </text:span><text:span text:style-name="T1">BOOLEAN</text:span></text:p>
      <text:p text:style-name="P3"/>
      <text:p text:style-name="P9">PROGRAM SarahRevere(INPUT, OUTPUT);</text:p>
      <text:p text:style-name="Код">VAR</text:p>
      <text:p text:style-name="Код"><text:s text:c="2"/>W1, W2, W3, W4: CHAR;</text:p>
      <text:p text:style-name="Код"><text:s text:c="2"/>Looking, Land, Sea: BOOLEAN;</text:p>
      <text:p text:style-name="Код"/>
      <text:p text:style-name="Код">BEGIN {SarahRevere}</text:p>
      <text:p text:style-name="Код"><text:s text:c="2"/>{Инициализация}</text:p>
      <text:p text:style-name="Код"><text:s text:c="2"/>WHILE Looking AND NOT (Land OR Sea)</text:p>
      <text:p text:style-name="Код"><text:s text:c="2"/>DO</text:p>
      <text:p text:style-name="Код"><text:s text:c="4"/>BEGIN</text:p>
      <text:p text:style-name="Код"><text:s text:c="6"/>{движение окна}</text:p>
      <text:p text:style-name="Код"><text:s text:c="6"/>{проверка окна на land}</text:p>
      <text:p text:style-name="Код"><text:s text:c="6"/>{проверка окна на sea}</text:p>
      <text:p text:style-name="Код"><text:s text:c="4"/>END;</text:p>
      <text:p text:style-name="Код"><text:s text:c="2"/>{создание сообщения Sarah}</text:p>
      <text:p text:style-name="P10">END. <text:s/>{SarahRevere}</text:p>
      <text:p text:style-name="P10"/>
      <text:p text:style-name="P10"/>
      <text:p text:style-name="Код"><text:s text:c="6"/>{проверка окна на land}</text:p>
      <text:p text:style-name="Код"><text:s text:c="8"/>Land := (W1 = ‘l’) AND (W2 = ‘a’) AND </text:p>
      <text:p text:style-name="Код"><text:s text:c="16"/>(W3 = ‘n’) AND (<text:span text:style-name="T1">W</text:span>4 = ‘d’)</text:p>
      <text:p text:style-name="Код"/>
      <text:p text:style-name="Код"><text:s text:c="6"/>{проверка окна на sea}</text:p>
      <text:p text:style-name="Код"><text:s text:c="8"/>Sea := (W1 = ‘s’) AND (W2 = ‘e’) AND (W3 = ‘a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бычный_20_отступ" style:display-name="Обычный отступ" style:family="paragraph" style:parent-style-name="Standard">
      <style:paragraph-properties fo:margin-left="1.249cm" fo:margin-right="0cm" fo:text-indent="0cm" style:auto-text-indent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2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8H11M5S</meta:editing-duration>
    <meta:editing-cycles>36</meta:editing-cycles>
    <meta:generator>LibreOffice/5.1.3.2$Windows_x86 LibreOffice_project/644e4637d1d8544fd9f56425bd6cec110e49301b</meta:generator>
    <dc:date>2017-03-06T20:22:27.339000000</dc:date>
    <meta:document-statistic meta:table-count="0" meta:image-count="0" meta:object-count="0" meta:page-count="2" meta:paragraph-count="83" meta:word-count="536" meta:character-count="3070" meta:non-whitespace-character-count="2433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